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Back to 1982" svg:font-family="'Back to 1982'" style:font-pitch="variable"/>
    <style:font-face style:name="Myriad Pro" svg:font-family="'Myriad Pro'" style:font-pitch="variable"/>
    <style:font-face style:name="OCR A Std" svg:font-family="'OCR A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style:font-name="OCR A Std" style:text-underline-style="solid" style:text-underline-width="auto" style:text-underline-color="font-color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Text_20_body" style:list-style-name="L2">
      <style:text-properties style:font-name="Myriad Pro" fo:font-size="16pt" style:font-size-asian="16pt" style:font-size-complex="16pt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Myriad Pro" fo:font-size="40pt" style:font-size-asian="40pt" style:font-size-complex="40p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Myriad Pro" fo:font-size="16pt" style:text-underline-style="none" style:font-size-asian="16pt" style:font-size-complex="16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CR A Std"/>
    </style:style>
    <style:style style:name="T3" style:family="text">
      <style:text-properties style:font-name="OCR A Std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Myriad Pro"/>
    </style:style>
    <style:style style:name="T6" style:family="text">
      <style:text-properties style:font-name="Myriad Pro" style:text-underline-style="solid" style:text-underline-width="auto" style:text-underline-color="font-color"/>
    </style:style>
    <style:style style:name="T7" style:family="text">
      <style:text-properties style:font-name="Myriad Pro" fo:font-size="16pt" style:font-size-asian="16pt" style:font-size-complex="16pt"/>
    </style:style>
    <style:style style:name="T8" style:family="text">
      <style:text-properties style:font-name="Myriad Pro" fo:font-size="16pt" style:text-underline-style="none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5.641cm" svg:y="19.011cm" svg:width="9.008cm" svg:height="9.234cm" draw:z-index="0">
        <draw:image xlink:href="http://www.buildbrighton.com/images/7/7e/Laser.jpg" xlink:type="simple" xlink:show="embed" xlink:actuate="onLoad"/>
      </draw:frame>
      <text:h text:style-name="P1" text:outline-level="1">What is this?</text:h>
      <text:p text:style-name="P4"><text:span text:style-name="T1">Laser Cutter/Engraver</text:span></text:p>
      <text:h text:style-name="P1" text:outline-level="1">What can I do with it?</text:h>
      <text:list xml:id="list487853698" text:style-name="L2">
        <text:list-item>
          <text:p text:style-name="P3">Cut card, acrylic, ply-wood, MDF, and various other thin materials extremely accurately from a computer</text:p>
        </text:list-item>
        <text:list-item>
          <text:p text:style-name="P3">Engrave acrylic, wood, aluminium and some stones at 1000dpi</text:p>
        </text:list-item>
      </text:list>
      <text:h text:style-name="P2" text:outline-level="1"><text:span text:style-name="T2">How do I use it?</text:span></text:h>
      <text:p text:style-name="P5">To use the laser <text:span text:style-name="T4">you must have training</text:span>. Training costs £50, all of which goes towards paying for the laser &amp; it's upkeep.</text:p>
      <text:p text:style-name="P5">For cutting, the laser needs 'vector' files that describe the paths of a drawing. These can be in any format as long as the laser-pc can open it. The laser appears like a printer under Windows.</text:p>
      <text:p text:style-name="P5">For engraving, ideally you need a 1000dpi (dots/pixels per inch) 1-bit bitmap. That's only pure black or white pixels.</text:p>
      <text:p text:style-name="P5">And remember, always obey rule zero →</text:p>
      <text:p text:style-name="P5"/>
      <text:p text:style-name="P6"><text:span text:style-name="T8">More Info at </text:span><text:a xlink:type="simple" xlink:href="http://www.buildbrighton.com/wiki/Laser_Cutter">www.buildbrighton.com/wiki/Laser_Cutter</text:a><text:span text:style-name="T8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Back to 1982" svg:font-family="'Back to 1982'" style:font-pitch="variable"/>
    <style:font-face style:name="Myriad Pro" svg:font-family="'Myriad Pro'" style:font-pitch="variable"/>
    <style:font-face style:name="OCR A Std" svg:font-family="'OCR A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by Cole</meta:initial-creator>
    <meta:creation-date>2012-08-05T16:39:51</meta:creation-date>
    <meta:printed-by>Toby Cole</meta:printed-by>
    <meta:print-date>2012-08-05T17:19:51</meta:print-date>
    <meta:document-statistic meta:table-count="0" meta:image-count="1" meta:object-count="0" meta:page-count="1" meta:paragraph-count="11" meta:word-count="131" meta:character-count="759"/>
    <dc:date>2012-08-05T17:41:01</dc:date>
    <dc:creator>Toby Cole</dc:creator>
    <meta:editing-duration>PT8M41S</meta:editing-duration>
    <meta:editing-cycles>1</meta:editing-cycles>
    <meta:generator>LibreOffice/3.3$Unix LibreOffice_project/330m19$Build-202</meta:generator>
  </office:meta>
</office:document-meta>
</file>